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4916in" fo:text-indent="0.4916in">
        <style:tab-stops/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<text:s text:c="6"/></text:span><text:span text:style-name="T3">Requisitos não funciona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5:00Z</meta:creation-date>
    <dc:date>2015-11-17T23:25:00Z</dc:date>
    <meta:template xlink:href="Normal.dotm" xlink:type="simple"/>
    <meta:editing-cycles>2</meta:editing-cycles>
    <meta:editing-duration>PT0S</meta:editing-duration>
    <meta:document-statistic meta:page-count="1" meta:paragraph-count="1" meta:word-count="5" meta:character-count="31" meta:row-count="1" meta:non-whitespace-character-count="27"/>
  </office:meta>
</office:document-meta>
</file>